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ahoma" style:font-family-asian="Tahoma" style:font-family-complex="Tahoma" fo:background-color="transparent" style:use-window-font-color="true"/>
    </style:style>
    <style:style style:name="T88" style:family="text">
      <style:text-properties fo:font-size="12.00pt" fo:font-weight="normal" fo:font-family="Tahoma" style:font-family-asian="Tahoma" style:font-family-complex="Tahoma" fo:background-color="transparent" style:use-window-font-color="true"/>
    </style:style>
    <style:style style:name="T89" style:family="text">
      <style:text-properties fo:font-size="12.00pt" fo:font-weight="normal" fo:font-family="Tahoma" style:font-family-asian="Tahoma" style:font-family-complex="Tahoma" fo:background-color="transparent" style:use-window-font-color="true"/>
    </style:style>
    <style:style style:name="T90" style:family="text">
      <style:text-properties fo:font-size="12.00pt" fo:font-weight="normal" fo:font-family="Tahoma" style:font-family-asian="Tahoma" style:font-family-complex="Tahoma" fo:background-color="transparent" style:use-window-font-color="true"/>
    </style:style>
    <style:style style:name="T91" style:family="text">
      <style:text-properties fo:font-size="12.00pt" fo:font-weight="normal" fo:font-family="Tahoma" style:font-family-asian="Tahoma" style:font-family-complex="Tahoma" fo:background-color="transparent" style:use-window-font-color="true"/>
    </style:style>
    <style:style style:name="T92" style:family="text">
      <style:text-properties fo:font-size="12.00pt" fo:font-weight="normal" fo:font-family="Tahoma" style:font-family-asian="Tahoma" style:font-family-complex="Tahoma" fo:background-color="transparent" style:use-window-font-color="true"/>
    </style:style>
    <style:style style:name="T93" style:family="text">
      <style:text-properties fo:font-size="12.00pt" fo:font-weight="normal" fo:font-family="Tahoma" style:font-family-asian="Tahoma" style:font-family-complex="Tahoma"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Arial,Bold" style:font-family-asian="Arial,Bold" style:font-family-complex="Arial,Bold" fo:background-color="transparent" style:use-window-font-color="true"/>
    </style:style>
    <style:style style:name="T98" style:family="text">
      <style:text-properties fo:font-size="11.00pt" fo:font-weight="normal" fo:font-family="Arial,Bold" style:font-family-asian="Arial,Bold" style:font-family-complex="Arial,Bold" fo:background-color="transparent" fo:color="#000000"/>
    </style:style>
    <style:style style:name="T99" style:family="text">
      <style:text-properties fo:font-size="11.00pt" fo:font-weight="normal" fo:font-family="Calibri" style:font-family-asian="Calibri" style:font-family-complex="Calibri" fo:background-color="transparent" fo:color="#000000"/>
    </style:style>
    <style:style style:name="T100" style:family="text">
      <style:text-properties fo:font-size="11.00pt" fo:font-weight="normal" fo:font-family="Arial,Bold" style:font-family-asian="Arial,Bold" style:font-family-complex="Arial,Bold" fo:background-color="transparent" fo:color="#000000"/>
    </style:style>
    <style:style style:name="T101" style:family="text">
      <style:text-properties fo:font-size="11.00pt" fo:font-weight="normal" fo:font-family="Calibri" style:font-family-asian="Calibri" style:font-family-complex="Calibri" fo:background-color="transparent" fo:color="#000000"/>
    </style:style>
    <style:style style:name="T102" style:family="text">
      <style:text-properties fo:font-size="11.00pt" fo:font-weight="normal" fo:font-family="Arial,Bold" style:font-family-asian="Arial,Bold" style:font-family-complex="Arial,Bold" fo:background-color="transparent" fo:color="#000000"/>
    </style:style>
    <style:style style:name="T103" style:family="text">
      <style:text-properties fo:font-size="11.00pt" fo:font-weight="normal" fo:font-family="Calibri" style:font-family-asian="Calibri" style:font-family-complex="Calibri" fo:background-color="transparent" fo:color="#000000"/>
    </style:style>
    <style:style style:name="T104" style:family="text">
      <style:text-properties fo:font-size="11.00pt" fo:font-weight="normal" fo:font-family="Arial,Bold" style:font-family-asian="Arial,Bold" style:font-family-complex="Arial,Bold" fo:background-color="transparent" fo:color="#000000"/>
    </style:style>
    <style:style style:name="T105" style:family="text">
      <style:text-properties fo:font-size="11.00pt" fo:font-weight="normal" fo:font-family="Calibri" style:font-family-asian="Calibri" style:font-family-complex="Calibri" fo:background-color="transparent" fo:color="#000000"/>
    </style:style>
    <style:style style:name="T106" style:family="text">
      <style:text-properties fo:font-size="11.00pt" fo:font-weight="normal" fo:font-family="Arial,Bold" style:font-family-asian="Arial,Bold" style:font-family-complex="Arial,Bold" fo:background-color="transparent" fo:color="#000000"/>
    </style:style>
    <style:style style:name="T107" style:family="text">
      <style:text-properties fo:font-size="11.00pt" fo:font-weight="normal" fo:font-family="Calibri" style:font-family-asian="Calibri" style:font-family-complex="Calibri" fo:background-color="transparent" fo:color="#000000"/>
    </style:style>
    <style:style style:name="T108" style:family="text">
      <style:text-properties fo:font-size="11.00pt" fo:font-weight="normal" fo:font-family="Arial,Bold" style:font-family-asian="Arial,Bold" style:font-family-complex="Arial,Bold" fo:background-color="transparent" fo:color="#000000"/>
    </style:style>
    <style:style style:name="T109" style:family="text">
      <style:text-properties fo:font-size="11.00pt" fo:font-weight="normal" fo:font-family="Calibri" style:font-family-asian="Calibri" style:font-family-complex="Calibri" fo:background-color="transparent" fo:color="#000000"/>
    </style:style>
    <style:style style:name="T110" style:family="text">
      <style:text-properties fo:font-size="11.00pt" fo:font-weight="normal" fo:font-family="Arial,Bold" style:font-family-asian="Arial,Bold" style:font-family-complex="Arial,Bold" fo:background-color="transparent" fo:color="#000000"/>
    </style:style>
    <style:style style:name="T111" style:family="text">
      <style:text-properties fo:font-size="11.00pt" fo:font-weight="normal" fo:font-family="Calibri" style:font-family-asian="Calibri" style:font-family-complex="Calibri" fo:background-color="transparent" fo:color="#000000"/>
    </style:style>
    <style:style style:name="T112" style:family="text">
      <style:text-properties fo:font-size="11.00pt" fo:font-weight="normal" fo:font-family="Arial,Bold" style:font-family-asian="Arial,Bold" style:font-family-complex="Arial,Bold" fo:background-color="transparent" fo:color="#000000"/>
    </style:style>
    <style:style style:name="T113" style:family="text">
      <style:text-properties fo:font-size="11.00pt" fo:font-weight="normal" fo:font-family="Calibri" style:font-family-asian="Calibri" style:font-family-complex="Calibri" fo:background-color="transparent" fo:color="#000000"/>
    </style:style>
    <style:style style:name="T114" style:family="text">
      <style:text-properties fo:font-size="11.00pt" fo:font-weight="normal" fo:font-family="Arial,Bold" style:font-family-asian="Arial,Bold" style:font-family-complex="Arial,Bold" fo:background-color="transparent" fo:color="#000000"/>
    </style:style>
    <style:style style:name="T115" style:family="text">
      <style:text-properties fo:font-size="11.00pt" fo:font-weight="normal" fo:font-family="Calibri" style:font-family-asian="Calibri" style:font-family-complex="Calibri" fo:background-color="transparent" fo:color="#000000"/>
    </style:style>
    <style:style style:name="T116" style:family="text">
      <style:text-properties fo:font-size="11.00pt" fo:font-weight="normal" fo:font-family="Arial,Bold" style:font-family-asian="Arial,Bold" style:font-family-complex="Arial,Bold" fo:background-color="transparent" fo:color="#000000"/>
    </style:style>
    <style:style style:name="T117" style:family="text">
      <style:text-properties fo:font-size="11.00pt" fo:font-weight="normal" fo:font-family="Calibri" style:font-family-asian="Calibri" style:font-family-complex="Calibri" fo:background-color="transparent" fo:color="#000000"/>
    </style:style>
    <style:style style:name="T118" style:family="text">
      <style:text-properties fo:font-size="11.00pt" fo:font-weight="normal" fo:font-family="Arial,Bold" style:font-family-asian="Arial,Bold" style:font-family-complex="Arial,Bold" fo:background-color="transparent" fo:color="#000000"/>
    </style:style>
    <style:style style:name="T119" style:family="text">
      <style:text-properties fo:font-size="11.00pt" fo:font-weight="normal" fo:font-family="Calibri" style:font-family-asian="Calibri" style:font-family-complex="Calibri" fo:background-color="transparent" fo:color="#000000"/>
    </style:style>
    <style:style style:name="T120" style:family="text">
      <style:text-properties fo:font-size="11.00pt" fo:font-weight="normal" fo:font-family="Arial,Bold" style:font-family-asian="Arial,Bold" style:font-family-complex="Arial,Bold" fo:background-color="transparent" fo:color="#000000"/>
    </style:style>
    <style:style style:name="T121" style:family="text">
      <style:text-properties fo:font-size="11.00pt" fo:font-weight="normal" fo:font-family="Calibri" style:font-family-asian="Calibri" style:font-family-complex="Calibri" fo:background-color="transparent" fo:color="#000000"/>
    </style:style>
    <style:style style:name="T122" style:family="text">
      <style:text-properties fo:font-size="11.00pt" fo:font-weight="normal" fo:font-family="Arial,Bold" style:font-family-asian="Arial,Bold" style:font-family-complex="Arial,Bold" fo:background-color="transparent" fo:color="#000000"/>
    </style:style>
    <style:style style:name="T123" style:family="text">
      <style:text-properties fo:font-size="11.00pt" fo:font-weight="normal" fo:font-family="Calibri" style:font-family-asian="Calibri" style:font-family-complex="Calibri" fo:background-color="transparent" fo:color="#000000"/>
    </style:style>
    <style:style style:name="T124" style:family="text">
      <style:text-properties fo:font-size="11.00pt" fo:font-weight="normal" fo:font-family="Arial,Bold" style:font-family-asian="Arial,Bold" style:font-family-complex="Arial,Bold" fo:background-color="transparent" fo:color="#000000"/>
    </style:style>
    <style:style style:name="T125" style:family="text">
      <style:text-properties fo:font-size="11.00pt" fo:font-weight="normal" fo:font-family="Calibri" style:font-family-asian="Calibri" style:font-family-complex="Calibri" fo:background-color="transparent" fo:color="#000000"/>
    </style:style>
    <style:style style:name="T126" style:family="text">
      <style:text-properties fo:font-size="11.00pt" fo:font-weight="normal" fo:font-family="Arial,Bold" style:font-family-asian="Arial,Bold" style:font-family-complex="Arial,Bold" fo:background-color="transparent" fo:color="#000000"/>
    </style:style>
    <style:style style:name="T127" style:family="text">
      <style:text-properties fo:font-size="11.00pt" fo:font-weight="normal" fo:font-family="Calibri" style:font-family-asian="Calibri" style:font-family-complex="Calibri" fo:background-color="transparent" fo:color="#000000"/>
    </style:style>
    <style:style style:name="T128" style:family="text">
      <style:text-properties fo:font-size="11.00pt" fo:font-weight="normal" fo:font-family="Arial,Bold" style:font-family-asian="Arial,Bold" style:font-family-complex="Arial,Bold" fo:background-color="transparent" fo:color="#000000"/>
    </style:style>
    <style:style style:name="T129" style:family="text">
      <style:text-properties fo:font-size="11.00pt" fo:font-weight="normal" fo:font-family="Calibri" style:font-family-asian="Calibri" style:font-family-complex="Calibri" fo:background-color="transparent" fo:color="#000000"/>
    </style:style>
    <style:style style:name="T130" style:family="text">
      <style:text-properties fo:font-size="11.00pt" fo:font-weight="normal" fo:font-family="Arial,Bold" style:font-family-asian="Arial,Bold" style:font-family-complex="Arial,Bold" fo:background-color="transparent" fo:color="#000000"/>
    </style:style>
    <style:style style:name="T131" style:family="text">
      <style:text-properties fo:font-size="11.00pt" fo:font-weight="normal" fo:font-family="Calibri" style:font-family-asian="Calibri" style:font-family-complex="Calibri" fo:background-color="transparent" fo:color="#000000"/>
    </style:style>
    <style:style style:name="T132" style:family="text">
      <style:text-properties fo:font-size="11.00pt" fo:font-weight="normal" fo:font-family="Arial,Bold" style:font-family-asian="Arial,Bold" style:font-family-complex="Arial,Bold" fo:background-color="transparent" fo:color="#000000"/>
    </style:style>
    <style:style style:name="T133" style:family="text">
      <style:text-properties fo:font-size="11.00pt" fo:font-weight="normal" fo:font-family="Calibri" style:font-family-asian="Calibri" style:font-family-complex="Calibri" fo:background-color="transparent" fo:color="#000000"/>
    </style:style>
    <style:style style:name="T134" style:family="text">
      <style:text-properties fo:font-size="11.00pt" fo:font-weight="normal" fo:font-family="Arial,Bold" style:font-family-asian="Arial,Bold" style:font-family-complex="Arial,Bold" fo:background-color="transparent" fo:color="#000000"/>
    </style:style>
    <style:style style:name="T135" style:family="text">
      <style:text-properties fo:font-size="11.00pt" fo:font-weight="normal" fo:font-family="Calibri" style:font-family-asian="Calibri" style:font-family-complex="Calibri" fo:background-color="transparent" fo:color="#000000"/>
    </style:style>
    <style:style style:name="T136" style:family="text">
      <style:text-properties fo:font-size="11.00pt" fo:font-weight="normal" fo:font-family="Arial,Bold" style:font-family-asian="Arial,Bold" style:font-family-complex="Arial,Bold" fo:background-color="transparent" fo:color="#000000"/>
    </style:style>
    <style:style style:name="T137" style:family="text">
      <style:text-properties fo:font-size="11.00pt" fo:font-weight="normal" fo:font-family="Calibri" style:font-family-asian="Calibri" style:font-family-complex="Calibri" fo:background-color="transparent" fo:color="#000000"/>
    </style:style>
    <style:style style:name="T138" style:family="text">
      <style:text-properties fo:font-size="11.00pt" fo:font-weight="normal" fo:font-family="Arial,Bold" style:font-family-asian="Arial,Bold" style:font-family-complex="Arial,Bold"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bold"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fo:color="#000000"/>
    </style:style>
    <style:style style:name="T145" style:family="text">
      <style:text-properties fo:font-size="11.00pt" fo:font-weight="normal" fo:font-family="Arial,Bold" style:font-family-asian="Arial,Bold" style:font-family-complex="Arial,Bold"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normal" fo:font-family="Arial,Bold" style:font-family-asian="Arial,Bold" style:font-family-complex="Arial,Bold"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fo:color="#000000"/>
    </style:style>
    <style:style style:name="T153" style:family="text">
      <style:text-properties fo:font-size="11.00pt" fo:font-weight="normal" fo:font-family="Arial,Bold" style:font-family-asian="Arial,Bold" style:font-family-complex="Arial,Bold"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Arial,Bold" style:font-family-asian="Arial,Bold" style:font-family-complex="Arial,Bold" fo:background-color="transparent" fo:color="#000000"/>
    </style:style>
    <style:style style:name="T156" style:family="text">
      <style:text-properties fo:font-size="11.00pt" fo:font-weight="normal" fo:font-family="Calibri" style:font-family-asian="Calibri" style:font-family-complex="Calibri" fo:background-color="transparent" fo:color="#000000"/>
    </style:style>
    <style:style style:name="T157" style:family="text">
      <style:text-properties fo:font-size="11.00pt" fo:font-weight="normal" fo:font-family="Arial,Bold" style:font-family-asian="Arial,Bold" style:font-family-complex="Arial,Bold" fo:background-color="transparent" fo:color="#000000"/>
    </style:style>
    <style:style style:name="T158" style:family="text">
      <style:text-properties fo:font-size="11.00pt" fo:font-weight="normal" fo:font-family="Calibri" style:font-family-asian="Calibri" style:font-family-complex="Calibri" fo:background-color="transparent" fo:color="#000000"/>
    </style:style>
    <style:style style:name="T159" style:family="text">
      <style:text-properties fo:font-size="11.00pt" fo:font-weight="normal" fo:font-family="Arial,Bold" style:font-family-asian="Arial,Bold" style:font-family-complex="Arial,Bold"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Arial,Bold" style:font-family-asian="Arial,Bold" style:font-family-complex="Arial,Bold" fo:background-color="transparent" fo:color="#000000"/>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Arial,Bold" style:font-family-asian="Arial,Bold" style:font-family-complex="Arial,Bold" fo:background-color="transparent" fo:color="#000000"/>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bold"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bold"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bold"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bold"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0.00pt" fo:font-weight="normal" fo:font-family="Arial" style:font-family-asian="Arial" style:font-family-complex="Arial" fo:background-color="#ffffff" fo:color="#222222"/>
    </style:style>
    <style:style style:name="T225" style:family="text">
      <style:text-properties fo:font-size="10.00pt" fo:font-weight="normal" fo:font-family="Arial" style:font-family-asian="Arial" style:font-family-complex="Arial" fo:background-color="#ffffff" fo:color="#222222" fo:font-style="italic"/>
    </style:style>
    <style:style style:name="T226" style:family="text">
      <style:text-properties fo:font-size="10.00pt" fo:font-weight="normal" fo:font-family="Arial" style:font-family-asian="Arial" style:font-family-complex="Arial" fo:background-color="#ffffff" fo:color="#222222"/>
    </style:style>
    <style:style style:name="T227" style:family="text">
      <style:text-properties fo:font-size="10.00pt" fo:font-weight="normal" fo:font-family="Arial" style:font-family-asian="Arial" style:font-family-complex="Arial" fo:background-color="#ffffff" fo:color="#222222" fo:font-style="italic"/>
    </style:style>
    <style:style style:name="T228" style:family="text">
      <style:text-properties fo:font-size="10.00pt" fo:font-weight="normal" fo:font-family="Arial" style:font-family-asian="Arial" style:font-family-complex="Arial" fo:background-color="#ffffff" fo:color="#222222"/>
    </style:style>
    <style:style style:name="T229" style:family="text">
      <style:text-properties fo:font-size="10.00pt" fo:font-weight="normal" fo:font-family="'Segoe UI Symbol'" style:font-family-asian="'Segoe UI Symbol'" style:font-family-complex="'Segoe UI Symbol'" fo:background-color="#ffffff" fo:color="#222222"/>
    </style:style>
    <style:style style:name="T230" style:family="text">
      <style:text-properties fo:font-size="10.00pt" fo:font-weight="normal" fo:font-family="Arial" style:font-family-asian="Arial" style:font-family-complex="Arial" fo:background-color="#ffffff" fo:color="#222222"/>
    </style:style>
    <style:style style:name="T231" style:family="text">
      <style:text-properties fo:font-size="10.00pt" fo:font-weight="normal" fo:font-family="Arial" style:font-family-asian="Arial" style:font-family-complex="Arial" fo:background-color="#ffffff" fo:color="#222222" fo:font-style="italic"/>
    </style:style>
    <style:style style:name="T232" style:family="text">
      <style:text-properties fo:font-size="10.00pt" fo:font-weight="normal" fo:font-family="Arial" style:font-family-asian="Arial" style:font-family-complex="Arial" fo:background-color="#ffffff" fo:color="#222222"/>
    </style:style>
    <style:style style:name="T233" style:family="text">
      <style:text-properties fo:font-size="10.00pt" fo:font-weight="normal" fo:font-family="Arial" style:font-family-asian="Arial" style:font-family-complex="Arial" fo:background-color="#ffffff" fo:color="#222222" fo:font-style="italic"/>
    </style:style>
    <style:style style:name="T234" style:family="text">
      <style:text-properties fo:font-size="10.00pt" fo:font-weight="normal" fo:font-family="Arial" style:font-family-asian="Arial" style:font-family-complex="Arial" fo:background-color="#ffffff" fo:color="#222222"/>
    </style:style>
    <style:style style:name="T235" style:family="text">
      <style:text-properties fo:font-size="10.00pt" fo:font-weight="normal" fo:font-family="Arial" style:font-family-asian="Arial" style:font-family-complex="Arial" fo:background-color="#ffffff" fo:color="#222222" fo:font-style="italic"/>
    </style:style>
    <style:style style:name="T236" style:family="text">
      <style:text-properties fo:font-size="10.00pt" fo:font-weight="normal" fo:font-family="Arial" style:font-family-asian="Arial" style:font-family-complex="Arial" fo:background-color="#ffffff" fo:color="#222222"/>
    </style:style>
    <style:style style:name="T237" style:family="text">
      <style:text-properties fo:font-size="10.00pt" fo:font-weight="normal" fo:font-family="Arial" style:font-family-asian="Arial" style:font-family-complex="Arial" fo:background-color="#ffffff" fo:color="#222222" fo:font-style="italic"/>
    </style:style>
    <style:style style:name="T238" style:family="text">
      <style:text-properties fo:font-size="10.00pt" fo:font-weight="normal" fo:font-family="Arial" style:font-family-asian="Arial" style:font-family-complex="Arial" fo:background-color="#ffffff" fo:color="#222222"/>
    </style:style>
    <style:style style:name="T239" style:family="text">
      <style:text-properties fo:font-size="10.00pt" fo:font-weight="normal" fo:font-family="Arial" style:font-family-asian="Arial" style:font-family-complex="Arial" fo:background-color="#ffffff" fo:color="#222222" fo:font-style="italic"/>
    </style:style>
    <style:style style:name="T240" style:family="text">
      <style:text-properties fo:font-size="10.00pt" fo:font-weight="normal" fo:font-family="Arial" style:font-family-asian="Arial" style:font-family-complex="Arial" fo:background-color="#ffffff" fo:color="#222222"/>
    </style:style>
    <style:style style:name="T241" style:family="text">
      <style:text-properties fo:font-size="10.00pt" fo:font-weight="normal" fo:font-family="Arial" style:font-family-asian="Arial" style:font-family-complex="Arial" fo:background-color="#ffffff" fo:color="#222222" fo:font-style="italic"/>
    </style:style>
    <style:style style:name="T242" style:family="text">
      <style:text-properties fo:font-size="10.00pt" fo:font-weight="normal" fo:font-family="Arial" style:font-family-asian="Arial" style:font-family-complex="Arial" fo:background-color="#ffffff" fo:color="#222222"/>
    </style:style>
    <style:style style:name="T243" style:family="text">
      <style:text-properties fo:font-size="10.00pt" fo:font-weight="normal" fo:font-family="Arial" style:font-family-asian="Arial" style:font-family-complex="Arial" fo:background-color="#ffffff" fo:color="#222222" fo:font-style="italic"/>
    </style:style>
    <style:style style:name="T244" style:family="text">
      <style:text-properties fo:font-size="10.00pt" fo:font-weight="normal" fo:font-family="Arial" style:font-family-asian="Arial" style:font-family-complex="Arial" fo:background-color="#ffffff" fo:color="#222222"/>
    </style:style>
    <style:style style:name="T245" style:family="text">
      <style:text-properties fo:font-size="10.00pt" fo:font-weight="normal" fo:font-family="Arial" style:font-family-asian="Arial" style:font-family-complex="Arial" fo:background-color="#ffffff" fo:color="#222222" fo:font-style="italic"/>
    </style:style>
    <style:style style:name="T246" style:family="text">
      <style:text-properties fo:font-size="10.00pt" fo:font-weight="normal" fo:font-family="Arial" style:font-family-asian="Arial" style:font-family-complex="Arial" fo:background-color="#ffffff" fo:color="#222222"/>
    </style:style>
    <style:style style:name="T247" style:family="text">
      <style:text-properties fo:font-size="10.00pt" fo:font-weight="normal" fo:font-family="Arial" style:font-family-asian="Arial" style:font-family-complex="Arial" fo:background-color="#ffffff" fo:color="#222222" fo:font-style="italic"/>
    </style:style>
    <style:style style:name="T248" style:family="text">
      <style:text-properties fo:font-size="10.00pt" fo:font-weight="normal" fo:font-family="Arial" style:font-family-asian="Arial" style:font-family-complex="Arial" fo:background-color="#ffffff" fo:color="#222222"/>
    </style:style>
    <style:style style:name="T249" style:family="text">
      <style:text-properties fo:font-size="10.00pt" fo:font-weight="normal" fo:font-family="Arial" style:font-family-asian="Arial" style:font-family-complex="Arial" fo:background-color="#ffffff" fo:color="#222222" fo:font-style="italic"/>
    </style:style>
    <style:style style:name="T250" style:family="text">
      <style:text-properties fo:font-size="10.00pt" fo:font-weight="normal" fo:font-family="Arial" style:font-family-asian="Arial" style:font-family-complex="Arial" fo:background-color="#ffffff" fo:color="#222222"/>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0.00pt" fo:font-weight="normal" fo:font-family="Arial" style:font-family-asian="Arial" style:font-family-complex="Arial" fo:background-color="#ffffff" fo:color="#222222"/>
    </style:style>
    <style:style style:name="T253" style:family="text">
      <style:text-properties fo:font-size="10.00pt" fo:font-weight="normal" fo:font-family="Arial" style:font-family-asian="Arial" style:font-family-complex="Arial" fo:background-color="#ffffff" fo:color="#222222" fo:font-style="italic"/>
    </style:style>
    <style:style style:name="T254" style:family="text">
      <style:text-properties fo:font-size="10.00pt" fo:font-weight="normal" fo:font-family="Arial" style:font-family-asian="Arial" style:font-family-complex="Arial" fo:background-color="#ffffff" fo:color="#222222"/>
    </style:style>
    <style:style style:name="T255" style:family="text">
      <style:text-properties fo:font-size="10.00pt" fo:font-weight="normal" fo:font-family="Arial" style:font-family-asian="Arial" style:font-family-complex="Arial" fo:background-color="#ffffff" fo:color="#222222" fo:font-style="italic"/>
    </style:style>
    <style:style style:name="T256" style:family="text">
      <style:text-properties fo:font-size="10.00pt" fo:font-weight="normal" fo:font-family="Arial" style:font-family-asian="Arial" style:font-family-complex="Arial" fo:background-color="#ffffff" fo:color="#222222"/>
    </style:style>
    <style:style style:name="T257" style:family="text">
      <style:text-properties fo:font-size="10.00pt" fo:font-weight="normal" fo:font-family="Arial" style:font-family-asian="Arial" style:font-family-complex="Arial" fo:background-color="#ffffff" fo:color="#222222" fo:font-style="italic"/>
    </style:style>
    <style:style style:name="T258" style:family="text">
      <style:text-properties fo:font-size="10.00pt" fo:font-weight="normal" fo:font-family="Arial" style:font-family-asian="Arial" style:font-family-complex="Arial" fo:background-color="#ffffff" fo:color="#222222"/>
    </style:style>
    <style:style style:name="T259" style:family="text">
      <style:text-properties fo:font-size="10.00pt" fo:font-weight="normal" fo:font-family="Arial" style:font-family-asian="Arial" style:font-family-complex="Arial" fo:background-color="#ffffff" fo:color="#222222" fo:font-style="italic"/>
    </style:style>
    <style:style style:name="T260" style:family="text">
      <style:text-properties fo:font-size="10.00pt" fo:font-weight="normal" fo:font-family="Arial" style:font-family-asian="Arial" style:font-family-complex="Arial" fo:background-color="#ffffff" fo:color="#222222"/>
    </style:style>
    <style:style style:name="T261" style:family="text">
      <style:text-properties fo:font-size="10.00pt" fo:font-weight="normal" fo:font-family="Arial" style:font-family-asian="Arial" style:font-family-complex="Arial" fo:background-color="#ffffff" fo:color="#222222" fo:font-style="italic"/>
    </style:style>
    <style:style style:name="T262" style:family="text">
      <style:text-properties fo:font-size="10.00pt" fo:font-weight="normal" fo:font-family="Arial" style:font-family-asian="Arial" style:font-family-complex="Arial" fo:background-color="#ffffff" fo:color="#222222"/>
    </style:style>
    <style:style style:name="T263" style:family="text">
      <style:text-properties fo:font-size="10.00pt" fo:font-weight="normal" fo:font-family="Arial" style:font-family-asian="Arial" style:font-family-complex="Arial" fo:background-color="#ffffff" fo:color="#222222" fo:font-style="italic"/>
    </style:style>
    <style:style style:name="T264" style:family="text">
      <style:text-properties fo:font-size="10.00pt" fo:font-weight="normal" fo:font-family="Arial" style:font-family-asian="Arial" style:font-family-complex="Arial" fo:background-color="#ffffff" fo:color="#222222"/>
    </style:style>
    <style:style style:name="T265" style:family="text">
      <style:text-properties fo:font-size="10.00pt" fo:font-weight="normal" fo:font-family="Arial" style:font-family-asian="Arial" style:font-family-complex="Arial" fo:background-color="#ffffff" fo:color="#222222" fo:font-style="italic"/>
    </style:style>
    <style:style style:name="T266" style:family="text">
      <style:text-properties fo:font-size="10.00pt" fo:font-weight="normal" fo:font-family="Arial" style:font-family-asian="Arial" style:font-family-complex="Arial" fo:background-color="#ffffff" fo:color="#222222"/>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Liberation Serif'" style:font-family-asian="'Liberation Serif'" style:font-family-complex="'Liberation Serif'"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0"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35"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40"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2.70pt" fo:text-indent="-2.70pt">
        <style:tab-stops>
          <style:tab-stop style:position="108.10pt"/>
          <style:tab-stop style:position="16509.80pt"/>
          <style:tab-stop style:position="421118.95pt" style:type="right"/>
        </style:tab-stops>
      </style:paragraph-properties>
    </style:style>
    <style:style style:name="P45" style:family="paragraph">
      <style:paragraph-properties fo:line-height="100.00%" fo:text-align="left"/>
    </style:style>
    <style:style style:name="P46" style:family="paragraph">
      <style:paragraph-properties fo:line-height="100.00%" fo:text-align="center"/>
    </style:style>
    <style:style style:name="P47" style:family="paragraph">
      <style:paragraph-properties fo:line-height="100.00%" fo:text-align="left"/>
    </style:style>
    <style:style style:name="P48" style:family="paragraph">
      <style:paragraph-properties fo:line-height="100.00%" fo:text-align="justify" fo:margin-top="5.00pt" fo:margin-bottom="5.00pt"/>
    </style:style>
    <style:style style:name="P49" style:family="paragraph">
      <style:paragraph-properties fo:line-height="100.00%" fo:text-align="left"/>
    </style:style>
    <style:style style:name="P50" style:family="paragraph">
      <style:paragraph-properties fo:line-height="100.00%" fo:text-align="left" fo:margin-left="5.40pt" fo:text-indent="-5.40pt">
        <style:tab-stops>
          <style:tab-stop style:position="247.40pt"/>
          <style:tab-stop style:position="32891.10pt"/>
        </style:tab-stops>
      </style:paragraph-properties>
    </style:style>
    <style:style style:name="P51" style:family="paragraph">
      <style:paragraph-properties fo:line-height="100.00%" fo:text-align="center"/>
    </style:style>
    <style:style style:name="P52" style:family="paragraph">
      <style:paragraph-properties fo:line-height="100.00%" fo:text-align="left" fo:margin-left="5.40pt" fo:text-indent="-5.40pt">
        <style:tab-stops>
          <style:tab-stop style:position="247.40pt"/>
          <style:tab-stop style:position="32891.10pt"/>
        </style:tab-stops>
      </style:paragraph-properties>
    </style:style>
    <style:style style:name="P53" style:family="paragraph">
      <style:paragraph-properties fo:line-height="100.00%" fo:text-align="left" fo:margin-left="5.40pt" fo:text-indent="-5.40pt">
        <style:tab-stops>
          <style:tab-stop style:position="247.40pt"/>
          <style:tab-stop style:position="32891.10pt"/>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5.40pt" fo:text-indent="-5.40pt">
        <style:tab-stops>
          <style:tab-stop style:position="247.40pt"/>
          <style:tab-stop style:position="32891.10p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5.40pt" fo:text-indent="-5.40pt">
        <style:tab-stops>
          <style:tab-stop style:position="247.40pt"/>
          <style:tab-stop style:position="32891.10pt"/>
        </style:tab-stops>
      </style:paragraph-properties>
    </style:style>
    <text:list-style style:name="L58">
      <text:list-level-style-bullet text:level="1" text:bullet-char="•">
        <style:list-level-properties text:space-before="0.05pt" text:min-label-width="18.00pt"/>
        <style:text-properties fo:font-family="Symbol"/>
      </text:list-level-style-bullet>
    </text:list-style>
    <style:style style:name="P58" style:family="paragraph">
      <style:paragraph-properties fo:line-height="100.00%" fo:text-align="left" fo:margin-left="-3.90pt" fo:text-indent="3.90pt"/>
    </style:style>
    <style:style style:name="P59" style:family="paragraph">
      <style:paragraph-properties fo:line-height="100.00%" fo:text-align="left"/>
    </style:style>
    <style:style style:name="P60" style:family="paragraph">
      <style:paragraph-properties fo:line-height="100.00%" fo:text-align="left" fo:margin-left="5.40pt" fo:text-indent="-5.40pt">
        <style:tab-stops>
          <style:tab-stop style:position="247.40pt"/>
          <style:tab-stop style:position="32891.10pt"/>
        </style:tab-stops>
      </style:paragraph-properties>
    </style:style>
    <text:list-style style:name="L61">
      <text:list-level-style-bullet text:level="1" text:bullet-char="•">
        <style:list-level-properties text:space-before="3.25pt" text:min-label-width="18.00pt"/>
        <style:text-properties fo:font-family="Symbol"/>
      </text:list-level-style-bullet>
    </text:list-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fo:margin-left="5.40pt" fo:text-indent="-5.40pt">
        <style:tab-stops>
          <style:tab-stop style:position="247.40pt"/>
          <style:tab-stop style:position="32891.10pt"/>
        </style:tab-stops>
      </style:paragraph-properties>
    </style:style>
    <style:style style:name="P64" style:family="paragraph">
      <style:paragraph-properties fo:line-height="100.00%" fo:text-align="left" fo:margin-left="5.40pt" fo:text-indent="-5.40pt">
        <style:tab-stops>
          <style:tab-stop style:position="247.40pt"/>
          <style:tab-stop style:position="32891.10pt"/>
        </style:tab-stops>
      </style:paragraph-properties>
    </style:style>
    <text:list-style style:name="L65">
      <text:list-level-style-bullet text:level="1" text:bullet-char="•">
        <style:list-level-properties text:space-before="3.25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style:style>
    <style:style style:name="P67" style:family="paragraph">
      <style:paragraph-properties fo:line-height="100.00%" fo:text-align="left" fo:margin-left="5.40pt" fo:text-indent="-5.40pt">
        <style:tab-stops>
          <style:tab-stop style:position="247.40pt"/>
          <style:tab-stop style:position="32891.10pt"/>
        </style:tab-stops>
      </style:paragraph-properties>
    </style:style>
    <style:style style:name="P68" style:family="paragraph">
      <style:paragraph-properties fo:line-height="100.00%" fo:text-align="left" fo:margin-left="5.40pt" fo:text-indent="-5.40pt">
        <style:tab-stops>
          <style:tab-stop style:position="247.40pt"/>
          <style:tab-stop style:position="32891.10pt"/>
        </style:tab-stops>
      </style:paragraph-properties>
    </style:style>
    <text:list-style style:name="L69">
      <text:list-level-style-bullet text:level="1" text:bullet-char="•">
        <style:list-level-properties text:space-before="3.25pt" text:min-label-width="18.00pt"/>
        <style:text-properties fo:font-family="Symbol"/>
      </text:list-level-style-bullet>
    </text:list-style>
    <style:style style:name="P69" style:family="paragraph">
      <style:paragraph-properties fo:line-height="100.00%" fo:text-align="left"/>
    </style:style>
    <style:style style:name="P70" style:family="paragraph">
      <style:paragraph-properties fo:line-height="100.00%" fo:text-align="left"/>
    </style:style>
    <style:style style:name="P71" style:family="paragraph">
      <style:paragraph-properties fo:line-height="100.00%" fo:text-align="left" fo:margin-left="5.40pt" fo:text-indent="-5.40pt">
        <style:tab-stops>
          <style:tab-stop style:position="247.40pt"/>
          <style:tab-stop style:position="32891.10pt"/>
        </style:tab-stops>
      </style:paragraph-properties>
    </style:style>
    <style:style style:name="P72" style:family="paragraph">
      <style:paragraph-properties fo:line-height="100.00%" fo:text-align="left"/>
    </style:style>
    <style:style style:name="P73" style:family="paragraph">
      <style:paragraph-properties fo:line-height="100.00%" fo:text-align="left" fo:margin-top="5.00pt" fo:margin-bottom="5.00pt">
        <style:tab-stops>
          <style:tab-stop style:position="7.10pt"/>
        </style:tab-stops>
      </style:paragraph-properties>
    </style:style>
    <style:style style:name="P74" style:family="paragraph">
      <style:paragraph-properties fo:line-height="100.00%" fo:text-align="left"/>
    </style:style>
    <style:style style:name="P75" style:family="paragraph">
      <style:paragraph-properties fo:line-height="100.00%" fo:text-align="justify"/>
    </style:style>
    <style:style style:name="TableColumn0100" style:family="table-column">
      <style:table-column-properties style:column-width="1.538889in"/>
    </style:style>
    <style:style style:name="TableColumn0101" style:family="table-column">
      <style:table-column-properties style:column-width="1.941667in"/>
    </style:style>
    <style:style style:name="TableColumn0102" style:family="table-column">
      <style:table-column-properties style:column-width="2.506944in"/>
    </style:style>
    <style:style style:name="Table01" style:family="table">
      <style:table-properties style:width="5.987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0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1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2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3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4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5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5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6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6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7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7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8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8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9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09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0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0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1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1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2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2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3" style:family="table-row">
      <style:table-row-properties style:min-row-height="0.510417in"/>
    </style:style>
    <style:style style:name="TableCell0113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3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3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4" style:family="table-row">
      <style:table-row-properties style:min-row-height="0.510417in"/>
    </style:style>
    <style:style style:name="TableCell0114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4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4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5" style:family="table-row">
      <style:table-row-properties style:min-row-height="0.468750in"/>
    </style:style>
    <style:style style:name="TableCell0115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5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5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16" style:family="table-row">
      <style:table-row-properties style:min-row-height="0.468750in"/>
    </style:style>
    <style:style style:name="TableCell011600"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601" style:family="table-cell">
      <style:table-cell-properties fo:border-top="0.006944in solid #000000" fo:border-left="0.006944in solid #000000" fo:border-right="0.003472in solid #000000" fo:border-bottom="0.006944in solid #000000" fo:padding-left="0.037500in" fo:padding-right="0.037500in" fo:vertical-align="top" fo:background-color="#ffffff"/>
    </style:style>
    <style:style style:name="TableCell011602"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Column0200" style:family="table-column">
      <style:table-column-properties style:column-width="3.511111in"/>
    </style:style>
    <style:style style:name="TableColumn0201" style:family="table-column">
      <style:table-column-properties style:column-width="2.480556in"/>
    </style:style>
    <style:style style:name="Table02" style:family="table">
      <style:table-properties style:width="5.99166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3" style:family="table-row">
      <style:table-row-properties/>
    </style:style>
    <style:style style:name="TableCell02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4" style:family="table-row">
      <style:table-row-properties/>
    </style:style>
    <style:style style:name="TableCell02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5" style:family="table-row">
      <style:table-row-properties style:min-row-height="0.381944in"/>
    </style:style>
    <style:style style:name="TableCell0205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6" style:family="table-row">
      <style:table-row-properties/>
    </style:style>
    <style:style style:name="TableCell0206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6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1.<text:s/></text:span><text:span text:style-name="T2">Datos generales del Proyecto</text:span></text:p>
      <text:p text:style-name="P2"><text:span text:style-name="T2">a. Título del proyecto</text:span></text:p>
      <text:p text:style-name="P2"><text:span text:style-name="T3">Prótesis mamarias externas mediante perfilometría óptica e impresión 3D</text:span></text:p>
      <text:p text:style-name="P2"><text:span text:style-name="T4"/></text:p>
      <text:p text:style-name="P2"><text:span text:style-name="T5">b. Área de conocimiento, disciplina, subdisciplina y palabras clave afines.</text:span></text:p>
      <text:p text:style-name="P2"><text:span text:style-name="T6">Proyecto multidisciplinario:</text:span></text:p>
      <text:list text:style-name="L3">
        <text:list-item>
          <text:p text:style-name="P3"><text:span text:style-name="T6">Área: ingeniería, disciplina: Ingeniería Biomédica, subdisciplina: Prótesis</text:span></text:p>
        </text:list-item>
        <text:list-item>
          <text:p text:style-name="P3"><text:span text:style-name="T6">Área: Medicina y Ciencias de la Salud, disciplina: Cirugía / Medicina clínica, subdisciplina: Cirugía reconstructiva / Mastología</text:span></text:p>
        </text:list-item>
      </text:list>
      <text:p text:style-name="P4"><text:span text:style-name="T6">palabras clave: prótesis mamarias, perfilometría óptica, impresión 3D</text:span></text:p>
      <text:p text:style-name="P4"><text:span text:style-name="T6"><text:s/></text:span></text:p>
      <text:p text:style-name="P4"><text:span text:style-name="T7">c. Resumen ejecutivo: Explicación breve y clara del objetivo, la metodología y la relevancia del proyecto (máximo 500 palabras).</text:span></text:p>
      <text:p text:style-name="P4"><text:span text:style-name="T8"/></text:p>
      <text:p text:style-name="P5"><text:span text:style-name="T9">La reconstrucción e impresión de prótesis mamarias externas tiene un alto potencial para el desarrollo científico, tecnológico y de servicios. En nuestro país, los servicios públicos y privados de diseño de prótesis son escasos incluso nulos en algunas regiones, siendo el factor más importante la falta de desarrollo científico y tecnológico en este campo. Este proyecto propone el desarrollo científico-tecnológico abierto para el diseño de prótesis mamarias externas en cuatro etapas; captura, edición, impresión y evaluación. En la captura se utilizarán métodos ópticos no ionizantes de alta precisión, la edición se basa en el procesamiento de nube de puntos y patrones, la impresión será directa y en molde y la evaluación se hará mediante un estudio longitudinal temporal.<text:s text:c="2"/>La propuesta tiene cuatro puntos de investigación de frontera: (1) algoritmos para la reconstrucción. La reconstrucción 3D se ha realizado con modelos matemáticos conceptuales, estos modelos tienen un rendimiento excelente en condiciones ideales sin embargo pierden robustez en aplicaciones como la de prótesis. Se propone que los algoritmos de las etapas cruciales; detección de fase, filtrado de interferograma y calibración, sean modelos matemáticos asistidos por inteligencia artificial. (2) Relaciones antropométricas entre los senos y proporciones corporales superiores. En muchos casos la mastectomía radical se realiza en uno de los senos, por lo que se puede escanear el otro, así como el tronco superior. Aquí investigaremos la relación antropométrica que existe entre los senos y el tronco superior, se propone encontrar una función de transporte que a partir del modelo 3D del seno capturado y de la persona, se pueda reconstruir el otro. (3) Uso de materiales o biomateriales para prótesis. Se investigará materiales biocompatibles, mecánicamente adecuados, estables químicamente y durables tales como silicona médica e hidrogeles. (4) Diseño estético y ergonómico. Se trabajará con teoría estética, análisis biomecánico y postural para un diseño personalizado en la prótesis y en los sujetadores. En todas la fases proponemos desarrollo científico y tecnológico, mediante nuevo conocimiento, algoritmos, desarrollo de software, materiales y diseño.20Nuestro proyecto tiene un impacto social alto. El cáncer de mama es el segundo cáncer más frecuente y desafortunadamente la primera causa de muerte en mujeres a nivel mundial. La mastectomía radical es uno de los procedimientos utilizados y alrededor del 90% de las mujeres que se han sometido a este tratamiento han decidido utilizar prótesis; sin embargo, estas suelen ser estandarizadas y de difícil acceso, lo que puede generar en las pacientes problemas de postura y autoestima debido a que no se adaptan adecuadamente a su cuerpo. La población beneficiada serán importante. Además que el proyecto podrá ser replicado fácilmente, incluso con algunas adecuaciones puede emplearse para otro tipos de prótesis.<text:s text:c="2"/></text:span></text:p>
      <text:p text:style-name="P5"><text:span text:style-name="T10"/></text:p>
      <text:p text:style-name="P5"><text:span text:style-name="T10"/></text:p>
      <text:p text:style-name="P5"><text:span text:style-name="T10"/></text:p>
      <text:p text:style-name="P5"><text:span text:style-name="T11"><text:s text:c="2"/></text:span></text:p>
      <text:p text:style-name="P5"><text:span text:style-name="T12"/></text:p>
      <text:p text:style-name="P5"><text:span text:style-name="T12"/></text:p>
      <text:p text:style-name="P5"><text:span text:style-name="T12"/></text:p>
      <text:p text:style-name="P6"><text:span text:style-name="T12"/></text:p>
      <text:p text:style-name="P6"><text:span text:style-name="T13">d.<text:s/></text:span><text:span text:style-name="T14">Institución beneficiaria: perfil único de persona moral de Rizoma.</text:span></text:p>
      <text:p text:style-name="P6"><text:span text:style-name="T15">Universidad Autónoma de Zacatecas. Número de registro (Reniecyt) UAZ: 1800173</text:span></text:p>
      <text:p text:style-name="P6"><text:span text:style-name="T15">Responsable Técnica: Dra. Susana Burnes Rudecino CVU: 91003</text:span></text:p>
      <text:p text:style-name="P6"><text:span text:style-name="T15">Representante Legal: Dr. Ángel Román Gutiérrez CVU: 35415</text:span></text:p>
      <text:p text:style-name="P6"><text:span text:style-name="T15">Represponsable Administrativo: Dr. Jorge Issac Galván Tejada CVU: 326164</text:span></text:p>
      <text:p text:style-name="P6"><text:span text:style-name="T16"/></text:p>
      <text:p text:style-name="P6"><text:span text:style-name="T17">e.<text:s/></text:span><text:span text:style-name="T18">Persona responsable técnica: Nombre completo, grado académico, perfil único de</text:span></text:p>
      <text:p text:style-name="P6"><text:span text:style-name="T19">Rizoma, información demográfica y estadística. Deberá contar con adscripción</text:span></text:p>
      <text:p text:style-name="P6"><text:span text:style-name="T19">vigente a la Institución Beneficiaria.</text:span></text:p>
      <text:p text:style-name="P6"><text:span text:style-name="T20"/></text:p>
      <text:p text:style-name="P6"><text:span text:style-name="T21">f. Participantes: Nombre completo, grado académico, perfil único de Rizoma, institución de adscripción.</text:span></text:p>
      <text:p text:style-name="P6"><text:span text:style-name="T22"/></text:p>
      <text:p text:style-name="P6"><text:span text:style-name="T22"/></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8"><text:span text:style-name="T23">Nombre completo</text:span><text:span text:style-name="T24"/></text:p>
          </table:table-cell>
          <table:table-cell table:style-name="TableCell010001">
            <text:p text:style-name="P8"><text:span text:style-name="T25">Perfil único de Rizoma</text:span><text:span text:style-name="T26"/></text:p>
          </table:table-cell>
          <table:table-cell table:style-name="TableCell010002">
            <text:p text:style-name="P8"><text:span text:style-name="T27">Institución de adscripción</text:span><text:span text:style-name="T28"/></text:p>
          </table:table-cell>
        </table:table-row>
        <table:table-row table:style-name="TableRow0101">
          <table:table-cell table:style-name="TableCell010100">
            <text:p text:style-name="P11"><text:span text:style-name="T29">Dra. Susana Leticia Burnes Rudecino</text:span><text:span text:style-name="T30"/></text:p>
          </table:table-cell>
          <table:table-cell table:style-name="TableCell010101">
            <text:p text:style-name="P11"><text:span text:style-name="T30"/></text:p>
          </table:table-cell>
          <table:table-cell table:style-name="TableCell010102">
            <text:p text:style-name="P11"><text:span text:style-name="T31">Universidad Autónoma de Zacatecas</text:span><text:span text:style-name="T32"/></text:p>
          </table:table-cell>
        </table:table-row>
        <table:table-row table:style-name="TableRow0102">
          <table:table-cell table:style-name="TableCell010200">
            <text:p text:style-name="P13"><text:span text:style-name="T33">Dr. José de Jesús Villa Hernández</text:span><text:span text:style-name="T34"/></text:p>
          </table:table-cell>
          <table:table-cell table:style-name="TableCell010201">
            <text:p text:style-name="P13"><text:span text:style-name="T34"/></text:p>
          </table:table-cell>
          <table:table-cell table:style-name="TableCell010202">
            <text:p text:style-name="P13"><text:span text:style-name="T35">Universidad Autónoma de Zacatecas</text:span><text:span text:style-name="T36"/></text:p>
          </table:table-cell>
        </table:table-row>
        <table:table-row table:style-name="TableRow0103">
          <table:table-cell table:style-name="TableCell010300">
            <text:p text:style-name="P15"><text:span text:style-name="T37">Dr. Gamaliel Moreno Chávez</text:span><text:span text:style-name="T38"/></text:p>
          </table:table-cell>
          <table:table-cell table:style-name="TableCell010301">
            <text:p text:style-name="P15"><text:span text:style-name="T38"/></text:p>
          </table:table-cell>
          <table:table-cell table:style-name="TableCell010302">
            <text:p text:style-name="P15"><text:span text:style-name="T39">Universidad Autónoma de Zacatecas</text:span><text:span text:style-name="T40"/></text:p>
          </table:table-cell>
        </table:table-row>
        <table:table-row table:style-name="TableRow0104">
          <table:table-cell table:style-name="TableCell010400">
            <text:p text:style-name="P17"><text:span text:style-name="T41">Dra. María del Rosario Baltazar Flores</text:span><text:span text:style-name="T42"/></text:p>
          </table:table-cell>
          <table:table-cell table:style-name="TableCell010401">
            <text:p text:style-name="P17"><text:span text:style-name="T42"/></text:p>
          </table:table-cell>
          <table:table-cell table:style-name="TableCell010402">
            <text:p text:style-name="P17"><text:span text:style-name="T43">Tecnológico Nacional de México</text:span></text:p>
            <text:p text:style-name="P17"><text:span text:style-name="T43">Instituo Tecnológico de León</text:span><text:span text:style-name="T44"/></text:p>
          </table:table-cell>
        </table:table-row>
        <table:table-row table:style-name="TableRow0105">
          <table:table-cell table:style-name="TableCell010500">
            <text:p text:style-name="P19"><text:span text:style-name="T45">Enf. Oncol. Mariana Ramos Guerrero</text:span><text:span text:style-name="T46"/></text:p>
          </table:table-cell>
          <table:table-cell table:style-name="TableCell010501">
            <text:p text:style-name="P19"><text:span text:style-name="T46"/></text:p>
          </table:table-cell>
          <table:table-cell table:style-name="TableCell010502">
            <text:p text:style-name="P19"><text:span text:style-name="T47">Hospital General de Zacatecas</text:span><text:span text:style-name="T48"/></text:p>
          </table:table-cell>
        </table:table-row>
        <table:table-row table:style-name="TableRow0106">
          <table:table-cell table:style-name="TableCell010600">
            <text:p text:style-name="P21"><text:span text:style-name="T49">Dra. Araceli Concepción Gamón Madrir</text:span><text:span text:style-name="T50"/></text:p>
          </table:table-cell>
          <table:table-cell table:style-name="TableCell010601">
            <text:p text:style-name="P21"><text:span text:style-name="T50"/></text:p>
          </table:table-cell>
          <table:table-cell table:style-name="TableCell010602">
            <text:p text:style-name="P21"><text:span text:style-name="T51">Universidad Autónoma de Zacatecas</text:span><text:span text:style-name="T52"/></text:p>
          </table:table-cell>
        </table:table-row>
        <table:table-row table:style-name="TableRow0107">
          <table:table-cell table:style-name="TableCell010700">
            <text:p text:style-name="P23"><text:span text:style-name="T53">Dra. Julieta G. Rodríguez-Ruiz</text:span><text:span text:style-name="T54"/></text:p>
          </table:table-cell>
          <table:table-cell table:style-name="TableCell010701">
            <text:p text:style-name="P23"><text:span text:style-name="T54"/></text:p>
          </table:table-cell>
          <table:table-cell table:style-name="TableCell010702">
            <text:p text:style-name="P23"><text:span text:style-name="T55">Universidad Autónoma de Zacatecas</text:span><text:span text:style-name="T56"/></text:p>
          </table:table-cell>
        </table:table-row>
        <table:table-row table:style-name="TableRow0108">
          <table:table-cell table:style-name="TableCell010800">
            <text:p text:style-name="P25"><text:span text:style-name="T57">Dr. Gustavo Adolfo Rodríguez Reveles</text:span><text:span text:style-name="T58"/></text:p>
          </table:table-cell>
          <table:table-cell table:style-name="TableCell010801">
            <text:p text:style-name="P25"><text:span text:style-name="T58"/></text:p>
          </table:table-cell>
          <table:table-cell table:style-name="TableCell010802">
            <text:p text:style-name="P25"><text:span text:style-name="T58"/></text:p>
          </table:table-cell>
        </table:table-row>
        <table:table-row table:style-name="TableRow0109">
          <table:table-cell table:style-name="TableCell010900">
            <text:p text:style-name="P27"><text:span text:style-name="T59">Dra. Griselda Aidé Cabral</text:span><text:span text:style-name="T60"/></text:p>
          </table:table-cell>
          <table:table-cell table:style-name="TableCell010901">
            <text:p text:style-name="P27"><text:span text:style-name="T60"/></text:p>
          </table:table-cell>
          <table:table-cell table:style-name="TableCell010902">
            <text:p text:style-name="P27"><text:span text:style-name="T61">Universidad Autónoma de Zacatecas</text:span><text:span text:style-name="T62"/></text:p>
          </table:table-cell>
        </table:table-row>
        <table:table-row table:style-name="TableRow0110">
          <table:table-cell table:style-name="TableCell011000">
            <text:p text:style-name="P29"><text:span text:style-name="T63">Dra. Kristal Karina Trejo Palacios</text:span><text:span text:style-name="T64"/></text:p>
          </table:table-cell>
          <table:table-cell table:style-name="TableCell011001">
            <text:p text:style-name="P29"><text:span text:style-name="T64"/></text:p>
          </table:table-cell>
          <table:table-cell table:style-name="TableCell011002">
            <text:p text:style-name="P29"><text:span text:style-name="T65">Universidad Autónoma de Zacatecas</text:span><text:span text:style-name="T66"/></text:p>
          </table:table-cell>
        </table:table-row>
        <table:table-row table:style-name="TableRow0111">
          <table:table-cell table:style-name="TableCell011100">
            <text:p text:style-name="P31"><text:span text:style-name="T67">Ing. Pedro De La O Rodríguez</text:span><text:span text:style-name="T68"/></text:p>
          </table:table-cell>
          <table:table-cell table:style-name="TableCell011101">
            <text:p text:style-name="P31"><text:span text:style-name="T68"/></text:p>
          </table:table-cell>
          <table:table-cell table:style-name="TableCell011102">
            <text:p text:style-name="P31"><text:span text:style-name="T69">Universidad Autónoma de Zacatecas</text:span><text:span text:style-name="T70"/></text:p>
          </table:table-cell>
        </table:table-row>
        <table:table-row table:style-name="TableRow0112">
          <table:table-cell table:style-name="TableCell011200">
            <text:p text:style-name="P33"><text:span text:style-name="T71">Ing. Daniel Rodríguez Burnes</text:span><text:span text:style-name="T72"/></text:p>
          </table:table-cell>
          <table:table-cell table:style-name="TableCell011201">
            <text:p text:style-name="P33"><text:span text:style-name="T72"/></text:p>
          </table:table-cell>
          <table:table-cell table:style-name="TableCell011202">
            <text:p text:style-name="P33"><text:span text:style-name="T72"/></text:p>
          </table:table-cell>
        </table:table-row>
        <table:table-row table:style-name="TableRow0113">
          <table:table-cell table:style-name="TableCell011300">
            <text:p text:style-name="P36"><text:span text:style-name="T73">Estudiante de biomédica Rubén Alejandro Gutiérrez Carrillo</text:span><text:span text:style-name="T74"/></text:p>
          </table:table-cell>
          <table:table-cell table:style-name="TableCell011301">
            <text:p text:style-name="P36"><text:span text:style-name="T74"/></text:p>
          </table:table-cell>
          <table:table-cell table:style-name="TableCell011302">
            <text:p text:style-name="P36"><text:span text:style-name="T75">Universidad Autónoma de Zacatecas</text:span><text:span text:style-name="T76"/></text:p>
          </table:table-cell>
        </table:table-row>
        <table:table-row table:style-name="TableRow0114">
          <table:table-cell table:style-name="TableCell011400">
            <text:p text:style-name="P38"><text:span text:style-name="T77">Estudiante de computación Miguel Ángel González Almanza</text:span><text:span text:style-name="T78"/></text:p>
          </table:table-cell>
          <table:table-cell table:style-name="TableCell011401">
            <text:p text:style-name="P38"><text:span text:style-name="T78"/></text:p>
          </table:table-cell>
          <table:table-cell table:style-name="TableCell011402">
            <text:p text:style-name="P38"><text:span text:style-name="T79">Universidad Autónoma de Zacatecas</text:span><text:span text:style-name="T80"/></text:p>
          </table:table-cell>
        </table:table-row>
        <table:table-row table:style-name="TableRow0115">
          <table:table-cell table:style-name="TableCell011500">
            <text:p text:style-name="P41"><text:span text:style-name="T81">Estudiante María Fernanda Arteaga Rodríguez</text:span><text:span text:style-name="T82"/></text:p>
          </table:table-cell>
          <table:table-cell table:style-name="TableCell011501">
            <text:p text:style-name="P41"><text:span text:style-name="T82"/></text:p>
          </table:table-cell>
          <table:table-cell table:style-name="TableCell011502">
            <text:p text:style-name="P41"><text:span text:style-name="T83">Universidad Autónoma de Zacatecas</text:span><text:span text:style-name="T84"/></text:p>
          </table:table-cell>
        </table:table-row>
        <table:table-row table:style-name="TableRow0116">
          <table:table-cell table:style-name="TableCell011600">
            <text:p text:style-name="P43"><text:span text:style-name="T84"/></text:p>
          </table:table-cell>
          <table:table-cell table:style-name="TableCell011601">
            <text:p text:style-name="P43"><text:span text:style-name="T84"/></text:p>
          </table:table-cell>
          <table:table-cell table:style-name="TableCell011602">
            <text:p text:style-name="P43"><text:span text:style-name="T84"/></text:p>
          </table:table-cell>
        </table:table-row>
      </table:table>
      <text:p text:style-name="P45"><text:span text:style-name="T84"/></text:p>
      <text:p text:style-name="P45"><text:span text:style-name="T84"/></text:p>
      <text:p text:style-name="P45"><text:span text:style-name="T84"/></text:p>
      <text:p text:style-name="P45"><text:span text:style-name="T84"/></text:p>
      <text:p text:style-name="P46"><text:span text:style-name="T85">2. Introducción, objetivos, metodología y plan de trabajo</text:span></text:p>
      <text:p text:style-name="P47"><text:span text:style-name="T85">a. Antecedentes: Breve revisión del conocimiento actual en la temática.</text:span></text:p>
      <text:p text:style-name="P47"><text:span text:style-name="T86"/></text:p>
      <text:p text:style-name="P47"><text:span text:style-name="T86"/></text:p>
      <text:p text:style-name="P48"><text:span text:style-name="T87">El uso de las prótesis mamarias se remonta a la antigüedad; sin embargo, su evolución ha estado marcada por avances significativos en materiales, diseño y enfoque clínico. Históricamente, desde el siglo XVI se empleaban rellenos de tela, algodón y fibras vegetales para simular el volumen mamario tras la pérdida de tejido. Posteriormente, durante el siglo XX, especialmente tras la Primera Guerra Mundial, se introdujeron materiales como caucho y tejidos naturales, representando un avance en la funcionalidad de estos dispositivos [1].</text:span></text:p>
      <text:p text:style-name="P48"><text:span text:style-name="T87">En la actualidad, el desarrollo de prótesis mamarias externas se sitúa en la intersección de la biomecánica, la ingeniería biomédica y la rehabilitación física. En los últimos cinco años, se observa una clara tendencia hacia la personalización, la optimización del confort y la reducción de efectos secundarios asociados al uso prolongado, como dolor musculoesquelético y alteraciones posturales [2].</text:span></text:p>
      <text:p text:style-name="P48"><text:span text:style-name="T87">El cáncer de mama es una de las principales causas que conducen al uso de estas prótesis. Para combatir esta enfermedad, los tratamientos incluyen quimioterapia, radioterapia, terapia hormonal y/o mastectomía. La mastectomía consiste en la extirpación del tejido mamario afectado, lo que altera la apariencia física y puede impactar negativamente en la autoestima de las mujeres, generando ansiedad y depresión, debido a que el seno es un símbolo de feminidad y maternidad \cite{kang2024cross,jetha2017women}.</text:span></text:p>
      <text:p text:style-name="P48"><text:span text:style-name="T87">A pesar de la existencia de procedimientos de reconstrucción mamaria, pocas mujeres acceden a ellos debido a su alto costo, salvo en casos donde se cuenta con apoyo gubernamental o financiamiento externo \cite{lai2024robotic,novo2014coste}. Por ello, tras el impacto emocional posterior a la mastectomía, muchas pacientes optan por el uso de prótesis mamarias externas \cite{wiedemann2017external}.</text:span></text:p>
      <text:p text:style-name="P48"><text:span text:style-name="T87">En las etapas iniciales posteriores a la cirugía, se emplean prótesis ligeras de espuma o relleno textil. Posteriormente, entre seis y ocho semanas después, una vez cicatrizada la herida, se utilizan prótesis de silicona o elaboradas de manera personalizada con un peso adecuado \cite{crompvoets2012prosthetic}. Estas prótesis actúan como sustitutos del seno natural, contribuyendo a mejorar la salud física y psicológica, incluyendo la autoimagen, la autoestima y la percepción de feminidad.</text:span></text:p>
      <text:p text:style-name="P48"><text:span text:style-name="T87">La correcta selección de la prótesis es fundamental, ya que existen múltiples opciones en cuanto a tamaño, forma, peso y material. Se ha demostrado que el uso prolongado de prótesis mamarias externas incrementa la satisfacción emocional y mejora la calidad de vida en mujeres que no se han sometido a reconstrucción mamaria, además de reducir el estrés asociado a la mastectomía \cite{glaus2009long,hopwood2001body}. Asimismo, con el tiempo, el uso de la prótesis favorece la autoaceptación tras la cirugía (Nissen, 2001).</text:span></text:p>
      <text:p text:style-name="P48"><text:span text:style-name="T87">El progreso en el diseño de prótesis ha permitido el desarrollo de una amplia variedad de opciones: con o sin pezón, con diferentes texturas, colores, sistemas autoadhesivos e incluso modelos especializados para actividades deportivas \cite{fitch2012perspectives,livingston2005women,liang2015factors}. No obstante, los altos costos continúan siendo una barrera importante, lo que limita el acceso a prótesis adecuadas \cite{healey2003external,krishna2022comments}. Además, su vida útil<text:s/></text:span><text:span text:style-name="T88">—</text:span><text:span text:style-name="T89">aproximadamente dos a</text:span><text:span text:style-name="T90">ños en el caso de las prótesis de silicona</text:span><text:span text:style-name="T91">—</text:span><text:span text:style-name="T92"><text:s/>representa un gasto recurrente, al igual que el uso de sostenes especializados necesarios para su colocación \cite{gallagher2010external,mcghee2020effect}.</text:span></text:p>
      <text:p text:style-name="P48"><text:span text:style-name="T93">En contextos locales como el estado de Zacatecas, México, muchas mujeres adquieren prótesis a través de instituciones que las proporcionan mediante campañas de apoyo. Sin embargo, estas suelen ser estandarizadas, con formas y pesos que no siempre se adaptan adecuadamente a las características individuales, afectando la comodidad, la naturalidad y la movilidad.</text:span></text:p>
      <text:p text:style-name="P48"><text:span text:style-name="T93">Diversos estudios recientes han señalado que las prótesis tradicionales, especialmente aquellas con mayor peso, pueden provocar compensaciones posturales, sobrecarga en la región cervical y dorsal, así como alteraciones en la marcha [3]. En respuesta, la investigación actual se ha enfocado en el desarrollo de prótesis más ligeras mediante siliconas de baja densidad, geles avanzados y estructuras internas diseñadas para una mejor redistribución del peso.</text:span></text:p>
      <text:p text:style-name="P48"><text:span text:style-name="T93">Una de las innovaciones más relevantes es la incorporación de tecnologías de digitalización, como el escaneo tridimensional y la impresión 3D, que permiten fabricar prótesis altamente personalizadas. Estas tecnologías facilitan la reproducción precisa de la anatomía de la paciente, mejorando la simetría y la adaptación al contorno corporal, lo que impacta positivamente en la postura y en la percepción de la imagen corporal (Singh et al., 2020; Tan et al., 2023).</text:span></text:p>
      <text:p text:style-name="P48"><text:span text:style-name="T93">En términos de diseño, las prótesis contemporáneas integran materiales hipoalergénicos, superficies transpirables y sistemas de adhesión mejorados que permiten su fijación directa a la piel, reduciendo la dependencia de prendas especializadas (World Health Organization, 2021). Asimismo, se han desarrollado prótesis parciales y modulares que permiten ajustes progresivos según las necesidades de cada paciente.</text:span></text:p>
      <text:p text:style-name="P48"><text:span text:style-name="T93">Finalmente, el estado del arte refleja un cambio importante en el enfoque clínico: ya no se prioriza únicamente la estética, sino un abordaje integral centrado en la calidad de vida. Esto incluye la evaluación de la postura, el equilibrio corporal, la prevención del dolor y el acompañamiento en la adaptación física y emocional tras la mastectomía (McNeely et al., 2021; Hojan &amp; Manikowska, 2021).</text:span></text:p>
      <text:p text:style-name="P48"><text:span text:style-name="T93">En conjunto, estos avances evidencian una transición hacia prótesis mamarias más funcionales, personalizadas y orientadas al bienestar integral, integrando principios biomecánicos y tecnológicos para mejorar la experiencia de uso y reducir las complicaciones asociadas.</text:span></text:p>
      <text:p text:style-name="P49"><text:span text:style-name="T94"/></text:p>
      <text:p text:style-name="P49"><text:span text:style-name="T95">b. Pertinencia: Justificación científica y relevancia del proyecto dentro del campo de</text:span></text:p>
      <text:p text:style-name="P49"><text:span text:style-name="T95">estudio.</text:span></text:p>
      <text:p text:style-name="P49"><text:span text:style-name="T96"/></text:p>
      <text:p text:style-name="P49"><text:span text:style-name="T97"><text:s/></text:span><text:span text:style-name="T98">El uso de pr</text:span><text:span text:style-name="T99">ó</text:span><text:span text:style-name="T100">tesis mamarias despu</text:span><text:span text:style-name="T101">é</text:span><text:span text:style-name="T102">s de un tratamiento de c</text:span><text:span text:style-name="T103">á</text:span><text:span text:style-name="T104">ncer de mama donde el tratamiento requiri</text:span><text:span text:style-name="T105">ó</text:span><text:span text:style-name="T106"><text:s/>la extirpaci</text:span><text:span text:style-name="T107">ó</text:span><text:span text:style-name="T108">n total del seno, produce fuertes efectos positivos en las mujeres que llevaron el proceso de c</text:span><text:span text:style-name="T109">á</text:span><text:span text:style-name="T110">ncer: como mejorar la autoestima, correcci</text:span><text:span text:style-name="T111">ó</text:span><text:span text:style-name="T112">n de la asimetr</text:span><text:span text:style-name="T113">í</text:span><text:span text:style-name="T114">a mamaria, as</text:span><text:span text:style-name="T115">í</text:span><text:span text:style-name="T116"><text:s/>como por razones est</text:span><text:span text:style-name="T117">é</text:span><text:span text:style-name="T118">ticas.</text:span></text:p>
      <text:p text:style-name="P49"><text:span text:style-name="T118">El desarrollar pr</text:span><text:span text:style-name="T119">ó</text:span><text:span text:style-name="T120">tesis mamarias personalizadas para un grupo de mujeres de Zacatecas que tienen mastectom</text:span><text:span text:style-name="T121">í</text:span><text:span text:style-name="T122">a radical, permitir</text:span><text:span text:style-name="T123">á</text:span><text:span text:style-name="T124"><text:s/>que tengan f</text:span><text:span text:style-name="T125">á</text:span><text:span text:style-name="T126">cil acceso a pr</text:span><text:span text:style-name="T127">ó</text:span><text:span text:style-name="T128">tesis c</text:span><text:span text:style-name="T129">ó</text:span><text:span text:style-name="T130">modas, acorde a su anatom</text:span><text:span text:style-name="T131">í</text:span><text:span text:style-name="T132">a espec</text:span><text:span text:style-name="T133">í</text:span><text:span text:style-name="T134">fica, permitiendo que tengan una mejor salud f</text:span><text:span text:style-name="T135">í</text:span><text:span text:style-name="T136">sica y emocional. Pues las pr</text:span><text:span text:style-name="T137">ó</text:span><text:span text:style-name="T138">tesis al venir en tallas no corresponden en peso y forma para cada paciente</text:span></text:p>
      <text:p text:style-name="P49"><text:span text:style-name="T139"/></text:p>
      <text:p text:style-name="P49"><text:span text:style-name="T140">c. Hipótesis o preguntas de investigación: describiendo de forma precisa la</text:span></text:p>
      <text:p text:style-name="P49"><text:span text:style-name="T140">suposición construida a partir de los antecedentes o las interrogantes de</text:span></text:p>
      <text:p text:style-name="P49"><text:span text:style-name="T140">investigación a resolver.</text:span></text:p>
      <text:p text:style-name="P49"><text:span text:style-name="T141"/></text:p>
      <text:p text:style-name="P49"><text:span text:style-name="T141"/></text:p>
      <text:p text:style-name="P49"><text:span text:style-name="T142">d. Objetivo general: ¿Qué se busca lograr con la investigación?</text:span></text:p>
      <text:p text:style-name="P49"><text:span text:style-name="T143"/></text:p>
      <text:p text:style-name="P49"><text:span text:style-name="T144">O</text:span><text:span text:style-name="T145">btener una pr</text:span><text:span text:style-name="T146">ó</text:span><text:span text:style-name="T147">tesis personalizada de bajo costo</text:span><text:span text:style-name="T148"><text:s/>para las mujeres zacatecanas.</text:span></text:p>
      <text:p text:style-name="P49"><text:span text:style-name="T149"/></text:p>
      <text:p text:style-name="P49"><text:span text:style-name="T150">e. Objetivos específicos: Pasos concretos para alcanzar el objetivo general alineados</text:span></text:p>
      <text:p text:style-name="P49"><text:span text:style-name="T150">con las metas y etapas del proyecto.</text:span></text:p>
      <text:p text:style-name="P49"><text:span text:style-name="T151"/></text:p>
      <text:p text:style-name="P49"><text:span text:style-name="T151"/></text:p>
      <text:p text:style-name="P49"><text:span text:style-name="T152">1.<text:s/></text:span><text:span text:style-name="T153">hacer un estudio de campo sobre las afectaciones de usar pr</text:span><text:span text:style-name="T154">ó</text:span><text:span text:style-name="T155">tesis de mama en un grupo de UNEME Zacatecas.</text:span></text:p>
      <text:p text:style-name="P49"><text:span text:style-name="T156">2.<text:s/></text:span><text:span text:style-name="T157">obtener el valor aproximado de una mama para llevar a cabo una pr</text:span><text:span text:style-name="T158">ó</text:span><text:span text:style-name="T159">tesis personalizada de bajo costo usando el volumen y peso de la mama de cada paciente.</text:span></text:p>
      <text:p text:style-name="P49"><text:span text:style-name="T160">3.<text:s/></text:span><text:span text:style-name="T161">realizar el escaneo de la mama femenina para llevar a cabo una pr</text:span><text:span text:style-name="T162">ó</text:span><text:span text:style-name="T163">tesis personalizada de bajo costo</text:span></text:p>
      <text:p text:style-name="P49"><text:span text:style-name="T164"/></text:p>
      <text:p text:style-name="P49"><text:span text:style-name="T165">f. Meta(s): indicando qué se espera obtener al finalizar cada Etapa. Las metas son</text:span></text:p>
      <text:p text:style-name="P49"><text:span text:style-name="T165">medibles y cuantificables.</text:span></text:p>
      <text:p text:style-name="P49"><text:span text:style-name="T166"/></text:p>
      <text:p text:style-name="P49"><text:span text:style-name="T167">g. Metodología: Métodos, técnicas, modelos teóricos y experimentales a utilizar para</text:span></text:p>
      <text:p text:style-name="P49"><text:span text:style-name="T167">la consecución de las metas y objetivos, mostrando el rigor científico de la</text:span></text:p>
      <text:p text:style-name="P49"><text:span text:style-name="T167">investigación.</text:span></text:p>
      <text:p text:style-name="P49"><text:span text:style-name="T168"/></text:p>
      <text:p text:style-name="P49"><text:span text:style-name="T168"/></text:p>
      <text:p text:style-name="P49"><text:span text:style-name="T168"/></text:p>
      <text:p text:style-name="P49"><text:span text:style-name="T169">h. Cronograma de actividades: Desglose de fases de trabajo por Etapa, con tiempos</text:span></text:p>
      <text:p text:style-name="P49"><text:span text:style-name="T169">estimados y alineado a las metas y objetivos.</text:span></text:p>
      <text:p text:style-name="P49"><text:span text:style-name="T170"/></text:p>
      <table:table table:style-name="Table02">
        <table:table-column table:style-name="TableColumn0200"/>
        <table:table-column table:style-name="TableColumn0201"/>
        <table:table-row table:style-name="TableRow0200">
          <table:table-cell table:style-name="TableCell020000">
            <text:p text:style-name="P51"><text:span text:style-name="T171">ETAPA</text:span><text:span text:style-name="T172"/></text:p>
          </table:table-cell>
          <table:table-cell table:style-name="TableCell020001">
            <text:p text:style-name="P51"><text:span text:style-name="T173">TIEMPO</text:span><text:span text:style-name="T174"/></text:p>
          </table:table-cell>
        </table:table-row>
        <table:table-row table:style-name="TableRow0201">
          <table:table-cell table:style-name="TableCell020100">
            <text:p text:style-name="P54"><text:span text:style-name="T175">A. Elaboración y desarrollo de cuestionario para conocer las afectaciones de usar prótesis de mama en un grupo de UNEME Zacatecas</text:span><text:span text:style-name="T176"/></text:p>
          </table:table-cell>
          <table:table-cell table:style-name="TableCell020101">
            <text:p text:style-name="P54"><text:span text:style-name="T177">2 meses</text:span><text:span text:style-name="T178"/></text:p>
          </table:table-cell>
        </table:table-row>
        <table:table-row table:style-name="TableRow0202">
          <table:table-cell table:style-name="TableCell020200">
            <text:p text:style-name="P56"><text:span text:style-name="T179">B. Cálculo del volumen y peso de la mama</text:span><text:span text:style-name="T180"/></text:p>
          </table:table-cell>
          <table:table-cell table:style-name="TableCell020201">
            <text:p text:style-name="P56"><text:span text:style-name="T181">2 meses</text:span><text:span text:style-name="T182"/></text:p>
          </table:table-cell>
        </table:table-row>
        <table:table-row table:style-name="TableRow0203">
          <table:table-cell table:style-name="TableCell020300">
            <text:list text:style-name="L58">
              <text:list-item>
                <text:p text:style-name="P58"><text:span text:style-name="T183">Imagen de mama 3D mediante perfilometría</text:span><text:span text:style-name="T184"/></text:p>
              </text:list-item>
            </text:list>
          </table:table-cell>
          <table:table-cell table:style-name="TableCell020301">
            <text:p text:style-name="P59"><text:span text:style-name="T185">2 meses</text:span><text:span text:style-name="T186"/></text:p>
          </table:table-cell>
        </table:table-row>
        <table:table-row table:style-name="TableRow0204">
          <table:table-cell table:style-name="TableCell020400">
            <text:list text:style-name="L61">
              <text:list-item>
                <text:p text:style-name="P61"><text:span text:style-name="T187">Elaboración del molde de una prótesis mamaria<text:s/></text:span><text:span text:style-name="T188"/></text:p>
              </text:list-item>
            </text:list>
          </table:table-cell>
          <table:table-cell table:style-name="TableCell020401">
            <text:p text:style-name="P62"><text:span text:style-name="T189">4 meses</text:span><text:span text:style-name="T190"/></text:p>
          </table:table-cell>
        </table:table-row>
        <table:table-row table:style-name="TableRow0205">
          <table:table-cell table:style-name="TableCell020500">
            <text:list text:style-name="L65">
              <text:list-item>
                <text:p text:style-name="P65"><text:span text:style-name="T191">Pruebas de diferentes materiales para prótesis</text:span><text:span text:style-name="T192"/></text:p>
              </text:list-item>
            </text:list>
          </table:table-cell>
          <table:table-cell table:style-name="TableCell020501">
            <text:p text:style-name="P66"><text:span text:style-name="T193">4 meses</text:span><text:span text:style-name="T194"/></text:p>
          </table:table-cell>
        </table:table-row>
        <table:table-row table:style-name="TableRow0206">
          <table:table-cell table:style-name="TableCell020600">
            <text:list text:style-name="L69">
              <text:list-item>
                <text:p text:style-name="P69"><text:span text:style-name="T195">Prueba de la prótesis<text:s text:c="2"/>en pacientes</text:span><text:span text:style-name="T196"/></text:p>
              </text:list-item>
            </text:list>
          </table:table-cell>
          <table:table-cell table:style-name="TableCell020601">
            <text:p text:style-name="P70"><text:span text:style-name="T197">2 meses</text:span><text:span text:style-name="T198"/></text:p>
          </table:table-cell>
        </table:table-row>
      </table:table>
      <text:p text:style-name="P72"><text:span text:style-name="T198"/></text:p>
      <text:p text:style-name="P72"><text:span text:style-name="T199">i. Factores que ponen en riesgo el cumplimiento del proyecto y las estrategias</text:span></text:p>
      <text:p text:style-name="P72"><text:span text:style-name="T199">para prevenirlo: Posibles obstáculos en la consecución de los objetivos y cómo se</text:span></text:p>
      <text:p text:style-name="P72"><text:span text:style-name="T199">abordarán.</text:span></text:p>
      <text:p text:style-name="P72"><text:span text:style-name="T200"/></text:p>
      <text:p text:style-name="P72"><text:span text:style-name="T201">j. Bibliografía: Principales referencias en las cuales se basa la propuesta.</text:span></text:p>
      <text:p text:style-name="P72"><text:span text:style-name="T202"/></text:p>
      <text:p text:style-name="P72"><text:span text:style-name="T203">[1] American Cancer Society. (2023). Breast prostheses after mastectomy.</text:span></text:p>
      <text:p text:style-name="P72"><text:span text:style-name="T204"/></text:p>
      <text:p text:style-name="P72"><text:span text:style-name="T205">World Health Organization. (2021). Rehabilitation in health systems.</text:span></text:p>
      <text:p text:style-name="P72"><text:span text:style-name="T206"/></text:p>
      <text:p text:style-name="P72"><text:span text:style-name="T207">[2] Hojan, K., Manikowska, F., Chen, B. P. J., &amp; Lin, C. C. (2016). The influence of an external breast prosthesis on the posture of women after mastectomy. Journal of Back and Musculoskeletal Rehabilitation, 29(2), 337-342.</text:span></text:p>
      <text:p text:style-name="P72"><text:span text:style-name="T208"/></text:p>
      <text:p text:style-name="P72"><text:span text:style-name="T208"/></text:p>
      <text:p text:style-name="P72"><text:span text:style-name="T209">[3] Koralewska, A., Domagalska-Szopa, M.,<text:s/></text:span><text:span text:style-name="T210">Łukowski, R., &amp; Szopa, A. (2022). Influence of the external breast prosthesis on the postural control of women who underwent mastectomy: Cross-sectional study. Frontiers in Oncology, 12, 920211.</text:span></text:p>
      <text:p text:style-name="P72"><text:span text:style-name="T211"/></text:p>
      <text:p text:style-name="P72"><text:span text:style-name="T212">McNeely, M. L., et al. (2021). Rehabilitation interventions for upper limb dysfunction and postural control after breast cancer treatment. CA: A Cancer Journal for Clinicians, 71(3), 239</text:span><text:span text:style-name="T213">–</text:span><text:span text:style-name="T214">264.</text:span></text:p>
      <text:p text:style-name="P72"><text:span text:style-name="T215"/></text:p>
      <text:p text:style-name="P72"><text:span text:style-name="T216">Singh, M., et al. (2020). Custom 3D printed breast prostheses: A new approach. 3D Printing in Medicine, 6(1), 1</text:span><text:span text:style-name="T217">–</text:span><text:span text:style-name="T218">10.</text:span></text:p>
      <text:p text:style-name="P72"><text:span text:style-name="T219"/></text:p>
      <text:p text:style-name="P72"><text:span text:style-name="T220">Tan, E. T., et al. (2023). Advances in personalized breast prosthetics using 3D scanning and printing. Medical Engineering &amp; Physics, 110, 103</text:span><text:span text:style-name="T221">–</text:span><text:span text:style-name="T222">112.</text:span></text:p>
      <text:p text:style-name="P72"><text:span text:style-name="T223"/></text:p>
      <text:p text:style-name="P73"><text:span text:style-name="T224">[1] Savsani, S., Singh, S., &amp; Mali, H. S. (2023). Additive manufacturing for prostheses development: state of the art. </text:span><text:span text:style-name="T225">Rapid Prototyping Journal</text:span><text:span text:style-name="T226">, </text:span><text:span text:style-name="T227">29</text:span><text:span text:style-name="T228">(4), 741-765.</text:span></text:p>
      <text:p text:style-name="P73"><text:span text:style-name="T228">[2] Powell, S. K., Cruz, R. L., Ross, M. T., &amp; Woodruff, M. A. (2020). Past, present, and future of soft</text:span><text:span text:style-name="T229">‐</text:span><text:span text:style-name="T230">tissue prosthetics: advanced polymers and advanced manufacturing. </text:span><text:span text:style-name="T231">Advanced Materials</text:span><text:span text:style-name="T232">, </text:span><text:span text:style-name="T233">32</text:span><text:span text:style-name="T234">(42), 2001122.</text:span></text:p>
      <text:p text:style-name="P73"><text:span text:style-name="T234"><text:s/>[3]Leung, T. F. (2017). Mastectomy bra and prosthesis design innovation for Hong Kong mastectomy patients.</text:span></text:p>
      <text:p text:style-name="P73"><text:span text:style-name="T234">[4] Cruz, P., Hernandez, F. J., Zuñiga, M. L., Rodríguez, J. M., Figueroa, R., Vertiz, A., &amp; Pineda, Z. (2018). A biomimetic approach for designing a full external breast prosthesis: post-mastectomy. </text:span><text:span text:style-name="T235">Applied Sciences</text:span><text:span text:style-name="T236">, </text:span><text:span text:style-name="T237">8</text:span><text:span text:style-name="T238">(3), 357.</text:span></text:p>
      <text:p text:style-name="P73"><text:span text:style-name="T238">[f] Oh, H. K., Vu, C. C., &amp; Kim, J. (2021). Aesthetics and comfort requirements of breast prosthesis in the case of mastectomy in cancer patients. </text:span><text:span text:style-name="T239">International Journal of Clothing Science and Technology</text:span><text:span text:style-name="T240">, </text:span><text:span text:style-name="T241">33</text:span><text:span text:style-name="T242">(3), 434-447.</text:span></text:p>
      <text:p text:style-name="P73"><text:span text:style-name="T242">[5]Liang, Y. N., &amp; Xu, B. (2015). Factors influencing utilization and satisfaction with external breast prosthesis in patients with mastectomy: A systematic review. </text:span><text:span text:style-name="T243">International Journal of Nursing Sciences</text:span><text:span text:style-name="T244">, </text:span><text:span text:style-name="T245">2</text:span><text:span text:style-name="T246">(2), 218-224.</text:span></text:p>
      <text:p text:style-name="P73"><text:span text:style-name="T246">[6]Hart, S., Meyerowitz, B. E., Apolone, G., Mosconi, P., &amp; Liberati, A. (1997). Quality of life among mastectomy patients using external breast prostheses. </text:span><text:span text:style-name="T247">Tumori Journal</text:span><text:span text:style-name="T248">, </text:span><text:span text:style-name="T249">83</text:span><text:span text:style-name="T250">(2), 581-586.</text:span></text:p>
      <text:p text:style-name="P73"><text:span text:style-name="T251">[7]<text:s/></text:span><text:span text:style-name="T252">Galstyan, A., Bunker, M. J., Lobo, F., Sims, R., Inziello, J., Stubbs, J., ... &amp; Kelil, T. (2021). Applications of 3D printing in breast cancer management. </text:span><text:span text:style-name="T253">3D printing in medicine</text:span><text:span text:style-name="T254">, </text:span><text:span text:style-name="T255">7</text:span><text:span text:style-name="T256">(1), 1-10.</text:span></text:p>
      <text:p text:style-name="P73"><text:span text:style-name="T256">[8] Ryu, W. J., Kang, Y. J., Baik, S. H., &amp; Kang, S. J. (2008). A study on the 3-D measurement by using digital projection moiré method. </text:span><text:span text:style-name="T257">Optik</text:span><text:span text:style-name="T258">, </text:span><text:span text:style-name="T259">119</text:span><text:span text:style-name="T260">(10), 453-458.</text:span></text:p>
      <text:p text:style-name="P73"><text:span text:style-name="T260">[9] Burnes, S., Villa, J., Moreno, G., de la Rosa, I., González, E., &amp; Alaniz, D. (2021, March). 3D shape measurement with temporal phase unwrapping and 1-D continuous wavelet transform. In </text:span><text:span text:style-name="T261">Photonic Instrumentation Engineering VIII</text:span><text:span text:style-name="T262"> (Vol. 11693, pp. 203-210). SPIE.</text:span></text:p>
      <text:p text:style-name="P73"><text:span text:style-name="T262">[10] Jetha, Z. A., Gul, R. B., &amp; Lalani, S. (2017). Women experiences of using external breast prosthesis after mastectomy. </text:span><text:span text:style-name="T263">Asia-Pacific journal of oncology nursing</text:span><text:span text:style-name="T264">, </text:span><text:span text:style-name="T265">4</text:span><text:span text:style-name="T266">(3), 250-258.</text:span></text:p>
      <text:p text:style-name="P74"><text:span text:style-name="T267"/></text:p>
      <text:p text:style-name="P74"><text:span text:style-name="T267"/></text:p>
      <text:p text:style-name="P74"><text:span text:style-name="T267"/></text:p>
      <text:p text:style-name="P74"><text:span text:style-name="T268">Basura</text:span></text:p>
      <text:p text:style-name="P74"><text:span text:style-name="T269"/></text:p>
      <text:p text:style-name="P74"><text:span text:style-name="T269"/></text:p>
      <text:p text:style-name="P75"><text:span text:style-name="T270">El cáncer de mama es el segundo cáncer más frecuente y desafortunadamente la primera causa de muerte en mujeres a nivel mundial, según la Organización Mundial de la Salud. La mastectomía radical es uno de los procedimientos utilizados. Alrededor del 90% de las mujeres que se han sometido a una mastectomía radical han decidido utilizar prótesis; sin embargo, estas suelen ser estandarizadas, lo que puede generar en las pacientes problemas de postura y autoestima debido a que no se adaptan adecuadamente a su cuerpo.<text:s text:c="2"/>Los servicios públicos y privados para el diseño prótesis son escasos en nuestro país, incluso nulo en algunas regiones, siendo un factor importante la falta de desarrollo científico y tecnológico en este campo. Este proyecto propone el desarrollo científico, tecnológico y de servicio abierto para el diseño de prótesis mamarias a diseño. La propuesta tiene cuatro fases. Fase 1: captura de la paciente, en esta fase se obtiene metadatos, el modelo 3D del área donde se colocara la prótesis, el seno opuesto (si encuentra) y el modelo 3D de medio cuerpo de la paciente. Esta fase se tiene el aspecto científico porque se investigará cual es la mejor relación entre el seno, prótesis y las medidas anatómicas de la paciente, también se desarrollará tecnología mediante nuevos algoritmos para una recuperación precisa de fase de proyección de franjas temporales, filtrado y calibración, estos algoritmos estarán basados en modelos matemáticos asistidos por inteligencia artificial para una reconstrucción de alta precisión. Fase 2: edición post-captura, se harán filtrados y transformaciones para corregir errores en la captura.<text:s text:c="2"/>El desarrollo crucial aquí es una función de transporte que a partir del modelo 3D del seno capturado, reconstruir el otro, esta función utilizará aprendizaje automático. Para minimizar el error se utilizará un algoritmo de registro para previsualizar la prótesis en el cuerpo digitalizado de la paciente. Fase 3: impresión directa o de molde, en esta parte se utilizará una impresora de silicona para una impresión directa o un molde, la parte crucial es el manejo adecuado de materiales y biomateriales, mantener un ambiente esterilizado. Fase 4: guía de buen uso y seguimiento, aquí planteamos el diseño de sujetadores y prendas para alargar la vida útil de la prótesis y mantener higiene así como una guía de buen uso, también dar un seguimiento de satisfacción o alguna reacción desfavorab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